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4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5" style:family="paragraph">
      <loext:graphic-properties draw:fill-color="#ff6600" draw:opacity="100%"/>
      <style:paragraph-properties fo:text-align="center"/>
      <style:text-properties fo:font-size="12pt"/>
    </style:style>
    <style:style style:name="P6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7" style:family="paragraph">
      <loext:graphic-properties draw:fill-color="#99ff66" draw:opacity="100%"/>
      <style:paragraph-properties fo:text-align="center"/>
      <style:text-properties fo:font-size="12pt"/>
    </style:style>
    <style:style style:name="P8" style:family="paragraph">
      <loext:graphic-properties draw:fill-color="#801900" draw:opacity="100%"/>
      <style:paragraph-properties fo:text-align="center"/>
      <style:text-properties fo:font-size="12pt"/>
    </style:style>
    <style:style style:name="P9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10" style:family="paragraph">
      <loext:graphic-properties draw:fill-color="#801900" draw:opacity="25%"/>
      <style:paragraph-properties fo:text-align="center"/>
      <style:text-properties fo:font-size="12pt"/>
    </style:style>
    <style:style style:name="P11" style:family="paragraph">
      <loext:graphic-properties draw:fill-color="#99ff66" draw:opacity="25%"/>
      <style:paragraph-properties fo:text-align="center"/>
      <style:text-properties fo:font-size="12pt"/>
    </style:style>
    <style:style style:name="P12" style:family="paragraph">
      <loext:graphic-properties draw:fill-color="#ff6600" draw:opacity="25%"/>
      <style:paragraph-properties fo:text-align="center"/>
      <style:text-properties fo:font-size="12pt"/>
    </style:style>
    <style:style style:name="gr1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00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66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80008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99ff66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8019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ffff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ffff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ff00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801900" draw:opacity="25%" draw:textarea-horizontal-align="justify" draw:textarea-vertical-align="middle" draw:auto-grow-height="false" fo:min-height="0.1362in" fo:min-width="0.1362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99ff66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6" draw:name="Shape 1" draw:style-name="gr10" draw:text-style-name="P10" svg:width="0.1343in" svg:height="0.1343in" svg:x="4.3693in" svg:y="0.4228in"><text:p/><draw:enhanced-geometry svg:viewBox="0 0 21600 21600" draw:type="rectangle" draw:enhanced-path="M 0 0 L 21600 0 21600 21600 0 21600 0 0 Z N"/></draw:custom-shape><draw:custom-shape text:anchor-type="paragraph" draw:z-index="9" draw:name="Shape 6" draw:style-name="gr4" draw:text-style-name="P6" svg:width="0.1335in" svg:height="0.1335in" svg:x="3.4228in" svg:y="0.4236in"><text:p/><draw:enhanced-geometry svg:viewBox="0 0 21600 21600" draw:type="rectangle" draw:enhanced-path="M 0 0 L 21600 0 21600 21600 0 21600 0 0 Z N"/></draw:custom-shape><draw:custom-shape text:anchor-type="paragraph" draw:z-index="11" draw:name="Shape 8" draw:style-name="gr2" draw:text-style-name="P4" svg:width="0.1335in" svg:height="0.1335in" svg:x="6.389in" svg:y="0.4071in"><text:p/><draw:enhanced-geometry svg:viewBox="0 0 21600 21600" draw:type="rectangle" draw:enhanced-path="M 0 0 L 21600 0 21600 21600 0 21600 0 0 Z N"/></draw:custom-shape><draw:custom-shape text:anchor-type="paragraph" draw:z-index="22" draw:name="Shape 17" draw:style-name="gr1" draw:text-style-name="P3" svg:width="0.1335in" svg:height="0.1335in" svg:x="1.3984in" svg:y="0.4173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1" draw:name="Shape 16" draw:style-name="gr3" draw:text-style-name="P5" svg:width="0.1335in" svg:height="0.1335in" svg:x="0.3756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13" draw:name="Shape 11" draw:style-name="gr8" draw:text-style-name="P9" svg:width="0.1335in" svg:height="0.1335in" svg:x="0.3654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" draw:name="Shape 68" draw:style-name="gr15" draw:text-style-name="P11" svg:width="0.1335in" svg:height="0.1335in" svg:x="0.3772in" svg:y="0.175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><draw:custom-shape text:anchor-type="paragraph" draw:z-index="17" draw:name="Shape 15" draw:style-name="gr1" draw:text-style-name="P3" svg:width="0.1335in" svg:height="0.1335in" svg:x="0.4146in" svg:y="0.181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20" draw:name="Shape 10" draw:style-name="gr4" draw:text-style-name="P6" svg:width="0.1335in" svg:height="0.1335in" svg:x="0.3508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8" draw:name="Shape 2" draw:style-name="gr6" draw:text-style-name="P8" svg:width="0.1343in" svg:height="0.1343in" svg:x="0.3783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7" draw:style-name="gr2" draw:text-style-name="P4" svg:width="0.1335in" svg:height="0.1335in" svg:x="0.4098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0" draw:style-name="gr13" draw:text-style-name="P12" svg:width="0.1335in" svg:height="0.1335in" svg:x="0.4299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><draw:custom-shape text:anchor-type="paragraph" draw:z-index="15" draw:name="Shape 13" draw:style-name="gr7" draw:text-style-name="P9" svg:width="0.135in" svg:height="0.135in" svg:x="0.4236in" svg:y="0.1736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9" draw:name="Shape 4" draw:style-name="gr5" draw:text-style-name="P7" svg:width="0.1335in" svg:height="0.1335in" svg:x="0.3811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6" draw:name="Shape 14" draw:style-name="gr1" draw:text-style-name="P3" svg:width="0.1335in" svg:height="0.1335in" svg:x="0.4138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7" draw:name="Shape 3" draw:style-name="gr4" draw:text-style-name="P6" svg:width="0.1335in" svg:height="0.1335in" svg:x="0.4327in" svg:y="0.1744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><draw:custom-shape text:anchor-type="paragraph" draw:z-index="2" draw:name="Shape 69" draw:style-name="gr14" draw:text-style-name="P10" svg:width="0.1335in" svg:height="0.1335in" svg:x="0.4307in" svg:y="0.168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3" draw:name="Shape 18" draw:style-name="gr2" draw:text-style-name="P4" svg:width="0.1335in" svg:height="0.1335in" svg:x="0.3854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13" draw:text-style-name="P12" svg:width="0.1335in" svg:height="0.1335in" svg:x="0.4201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4" draw:name="Shape 12" draw:style-name="gr7" draw:text-style-name="P9" svg:width="0.135in" svg:height="0.135in" svg:x="0.389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4" draw:name="Shape 71" draw:style-name="gr12" draw:text-style-name="P11" svg:width="0.1358in" svg:height="0.1358in" svg:x="0.4354in" svg:y="0.1665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4" draw:name="Shape 19" draw:style-name="gr1" draw:text-style-name="P3" svg:width="0.1335in" svg:height="0.1335in" svg:x="0.3953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8" draw:name="Shape 5" draw:style-name="gr4" draw:text-style-name="P6" svg:width="0.1335in" svg:height="0.1335in" svg:x="0.4264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5" draw:name="Shape 72" draw:style-name="gr11" draw:text-style-name="P10" svg:width="0.1362in" svg:height="0.1362in" svg:x="0.3925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12" draw:name="Shape 9" draw:style-name="gr9" draw:text-style-name="P4" svg:width="0.1343in" svg:height="0.1343in" svg:x="0.4429in" svg:y="0.172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4:19:38.202077183</dc:date>
    <meta:editing-duration>PT1H42M30S</meta:editing-duration>
    <meta:editing-cycles>16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